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  <table:table-row table:style-name="ro1">
          <table:table-cell office:value-type="date" office:date-value="2018-07-04">
            <text:p>04/07/18</text:p>
          </table:table-cell>
          <table:table-cell office:value-type="float" office:value="1">
            <text:p>1</text:p>
          </table:table-cell>
          <table:table-cell office:value-type="string">
            <text:p>Contact pagina (opslaan)</text:p>
          </table:table-cell>
        </table:table-row>
        <table:table-row table:style-name="ro1">
          <table:table-cell office:value-type="date" office:date-value="2018-07-18">
            <text:p>18/07/18</text:p>
          </table:table-cell>
          <table:table-cell office:value-type="float" office:value="2">
            <text:p>2</text:p>
          </table:table-cell>
          <table:table-cell office:value-type="string">
            <text:p>Product -&gt; SQ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/07/2018</text:date>, <text:time>23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7S</meta:editing-duration>
    <meta:editing-cycles>12</meta:editing-cycles>
    <meta:generator>OpenOffice/4.1.1$Win32 OpenOffice.org_project/411m6$Build-9775</meta:generator>
    <dc:date>2018-07-18T23:02:34.88</dc:date>
    <dc:creator>Gino Derycke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